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size="20pt" style:font-size-asian="20pt" style:font-size-complex="20pt"/>
    </style:style>
    <style:style style:name="P4"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 Busca un Industrial</text:p>
      <text:p text:style-name="P4">Roberto Salas Capriles, 16 de Marzo de 1977 (El Nacional A-4)</text:p>
      <text:p text:style-name="Standard"/>
      <text:p text:style-name="P1"><text:tab/>Hasta 1960 solo había en el país un desarrollo industrial incipiente orientado hacia las llamadas industrias tradicionales. Es a partir de esa fecha que se inicia un proceso de industrialización fundamentado como ocurrió en otros países latinoamericanos, en el modelo de sustitución de importaciones. En un poco más de tres lustros Venezuela ha cubierto una etapa que para otras naciones ha significado mucho más tiempo y un mayor sacrificio social. Ha sido un proceso continuo de iniciativas y de esfuerzos que ha contribuido a formar todo una generación de profesionales, técnicos y obreros calificados que han tenido a las fabricas como sitio de aprendizaje. En la actualidad hay más de 600.000 personas trabajando directamente en la industrias lo cual significa que indirectamente de ella dependen más del 25% de la población total del país, aun haciendo abstracción de su efecto multiplicador en otros sectores de la economía.</text:p>
      <text:p text:style-name="P1"/>
      <text:p text:style-name="P1"><text:tab/>Actualmente se producen en el país más del 80% de los bienes de consumo final. ¿Que habría sucedido si se hubiera continuado el abastecimiento interno tal como se hacia en 1960, es decir, importando esos bienes del exterior? Es fácil predecir, sin hacer profundos estudios económicos, que mucho antes de la época actual se hubieran liquidado nuestras reservas internacionales y se hubiera desencadenado una contracción económica para adecuar nuestro gasto exterior a nuestra posibilidades de obtención de divisas.</text:p>
      <text:p text:style-name="P1"/>
      <text:p text:style-name="P1"><text:tab/>La industria ha sido el factor más dinámico para el desarrollo de la agricultura a través de la demanda de materias primas. Se trata de dos sectores íntimamente relacionados, puesto que si bien es cierto que los productos provenientes del campo son necesarios para la industria, también es cierto que sin la transformación que de ellos realiza el proceso fabril el volumen y las cuantías de esos productos serian considerablemente menores. Las estadísticas del crecimiento del producto agrícola, a partir de 1960, revelan que en él han ascendido en forma impresionante aquellos renglones que significan materias primas para la industria. Gracias a este proceso de industrialización Venezuela posee un parque industrial formado por equipos y maquinarias modernas el cual constituye un potencial económico de grandes proporciones y significa una fuente, dinámica y permanente de progreso para el país.</text:p>
      <text:p text:style-name="P1"/>
      <text:p text:style-name="P1"><text:tab/>¿Quienes han sido los promotores y actores de este proceso?. Unas personas con unas características muy especiales que se llaman industriales. Unas personas que, en lugar de comprar unos productos en el exterior y venderlos en Venezuela realizando una legitima utilidad a corto plazo, prefirieron promover, instalar y organizar fábricas para producir esos mismos productos en el país y realizar una eventual utilidad a mediano o largo plazo; unas personas que entre la alternativa de colocar su dinero o sus ahorros en bienes inmuebles con buenas garantías y una renta segura eligieron invertirlos en maquinarias y equipos que se deprecian continuamente, los cuales deber ser mantenidos y renovados permanentemente y cuyo valor depende de que sea posible operarlos en condiciones notables. Esas personas llamadas industriales que de acuerdo con esta descripción merecerían un estimulo y un reconocimiento en el cual se destacara la importancia <text:s/>que tiene su labor, son objeto de las más variadas e injustos reproches y ataques.</text:p>
      <text:p text:style-name="P1"/>
      <text:p text:style-name="P1"><text:tab/>Se ataca y se reprocha al industrial venezolano que obtenga utilidades. Se ignora que para llegar a alcanzar esas utilidades tuvo que pasar por largos periodos de iniciación y puesta en marcha de la industria en los cuales, con toda seguridad, ocurrieron perdidas. Parece ignorarse, también, que esas utilidades cuando se producen son en gran parte reinvertidas en las necesarias ampliaciones de las <text:soft-page-break/>mismas fabricas o en crear nuevas empresas. Se ataca y se le reprocha al industrial venezolano cuando pide una justa revisión de los precios de los productos, sometido como está a la presión inflacionaria importada que incide negativamente en los costos de producción. Simultáneamente con la regulación o control de precios se le pide absorba los aumentos en los precios de adquisición de las materias primas de origen agropecuario y los aumentos salariales provenientes de las negaciones de los nuevos contratos colectivos. Como no está en contacto directo con el público se aprovecha esta circunstancia para hacerlo injustamente blanco de los abusos y especulaciones que hacen los mal llamados empresarios en detrimento de los consumidores. Se ataca a los industriales venezolanos <text:s/>a través de la generalización de casos aislados de algunos productos manufacturados en el país que no cumplen con la calidad requerida. Es injusto atribuir a todo la industria nacional, que fabrica más de 10.000 tipos diferentes de productos, los defectos en la calidad e algunos artículos que no llegan a dos docenas. La calidad de los productores venezolanos ha sido reconocida como igual o superior a la de otros países latinoamericanos y comparable a la de los países industrializados. El industrial venezolano esta convencido que la industria será más fuerte y tendrá mejores perspectivas en la medida que este respaldada por los propios consumidores y que la mejor defensa de la industria es el mantenimiento de un estricto control de calidad. De allí que los industriales, han contribuido a la promoción y constitución del Fondo para la Normalización y Certificación de la Calidad “FONDONORMA”, institución creada con el objeto fundamental de apoyar los planes de normalización que lleva a cabo la Comisión Venezolana de Normas industriales “COVENIN”.</text:p>
      <text:p text:style-name="P1"/>
      <text:p text:style-name="P1"><text:tab/>Estos ataques y reproches, estas criticas injustas a que esta sometido constantemente el industrial venezolano, tienen su origen en el hecho de que no se comprende o no se conoce su función. El industrial es un elemento central y decisivo en la organización económica y social de los países. Es una persona de características especiales que actúa con sentido nacionalista. Su meta principal es salir adelante, tener éxito en la empresa que ha ideado, promovido o ayudado a fortalecer. Entendiendo por éxito un conjunto de factores, uno de los cuales es lograr unos justo beneficios. La obtención de beneficios significa que el valor de los bienes producidos en la industria es superior al valor de los recursos que se han consumido. La obtención de perdidas significa, a la inversa, que el valor de los recursos consumidos es superior al valor de los bienes producidos. Cuando el industrial se esfuerza en la eliminación y en la obtención de beneficios está cumpliendo la insustituible función social que le corresponde como es la de administrar adecuadamente los recurso limitados de la colectividad. Ser industrial requiere vocación y temperamento. Es escoger una actividad difícil. Dedicarse a ella significa poseer iniciativa, audacia y optimismo. Todo ellos combinado con una alta proporción de sentido de la realidad. Es decir, la capacidad de percibir la real y verdadera naturaleza de una determinada situación. No existe un industrial que viva y, sobre todo, que duerma tranquilo. Cada industria es una angustia, Cada fabrica un centro de conflicto. Pero también, cada empresa produce extraordinarias satisfacciones y constituye un reto a la capacidad de creación y organización del hombre. La actividad industrial no es <text:s/>espectacular. Sus logros individuales son apenas perceptibles, pero ellos hacen, en conjunto, el bienestar y el progreso de una nación. </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4:25:35</meta:creation-date>
    <dc:date>2013-06-11T19:57:54</dc:date>
    <meta:editing-duration>PT42M58S</meta:editing-duration>
    <meta:editing-cycles>3</meta:editing-cycles>
    <meta:generator>LibreOffice/3.5$Linux_X86_64 LibreOffice_project/350m1$Build-2</meta:generator>
    <meta:document-statistic meta:table-count="0" meta:image-count="0" meta:object-count="0" meta:page-count="2" meta:paragraph-count="9" meta:word-count="1183" meta:character-count="7569" meta:non-whitespace-character-count="6383"/>
  </office:meta>
</office:document-meta>
</file>